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5ce"/>
    </style:style>
    <style:style style:name="ce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Напряжение со шнайдера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Umax x4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max на одном аккуме</text:p>
          </table:table-cell>
          <table:table-cell table:formula="of:=[.F3]/4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Формула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Uou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меняем значения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 верхнее (Om)</text:p>
          </table:table-cell>
          <table:table-cell table:formula="of:=([.B12]*[.C11])/[.C12]" office:value-type="float" office:value="75000" calcext:value-type="float">
            <text:p>75000</text:p>
          </table:table-cell>
          <table:table-cell table:formula="of:=[.F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нижнее (Om)</text:p>
          </table:table-cell>
          <table:table-cell table:style-name="ce3" office:value-type="float" office:value="24000" calcext:value-type="float">
            <text:p>24000</text:p>
          </table:table-cell>
          <table:table-cell table:style-name="ce5" office:value-type="float" office:value="4.8" calcext:value-type="float">
            <text:p>4,8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ток утечки (mА)</text:p>
          </table:table-cell>
          <table:table-cell table:style-name="ce4" table:formula="of:=(14/([.B12]+[.B11]))*1000" office:value-type="float" office:value="0.141414141414141" calcext:value-type="float" table:number-columns-spanned="2" table:number-rows-spanned="1">
            <text:p>0,1414141</text:p>
          </table:table-cell>
          <table:covered-table-cell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2">
          <table:table-cell table:style-name="ce6" office:value-type="string" calcext:value-type="string">
            <text:p>коэффициент деления </text:p>
          </table:table-cell>
          <table:table-cell table:formula="of:=[.B12]/([.B11]+[.B12])" office:value-type="float" office:value="0.242424242424242" calcext:value-type="float">
            <text:p>0,24242424242424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0" number:min-decimal-places="20" number:min-integer-digits="1"/>
    </number:number-style>
    <number:number-style style:name="N108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09">
      <number:number number:decimal-places="7" number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09:47:33.9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14:10:10.921000000</meta:creation-date>
    <dc:date>2021-02-12T18:46:44.783000000</dc:date>
    <meta:editing-duration>P2DT1H46M52S</meta:editing-duration>
    <meta:editing-cycles>2</meta:editing-cycles>
    <meta:generator>LibreOffice/7.0.3.1$Windows_X86_64 LibreOffice_project/d7547858d014d4cf69878db179d326fc3483e082</meta:generator>
    <meta:document-statistic meta:table-count="1" meta:cell-count="21" meta:object-count="0"/>
  </office:meta>
</office:document-meta>
</file>